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SCO-08">
      <style:table-properties table:display="true" style:writing-mode="lr-tb"/>
    </style:style>
    <style:style style:name="ta2" style:family="table" style:master-page-name="PageStyle_5f_ISCO-8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CO-08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SCO08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Legislators and Senior Officials</text:p>
          </table:table-cell>
          <table:table-cell table:number-columns-repeated="1022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Managing directors and chief executives</text:p>
          </table:table-cell>
          <table:table-cell table:number-columns-repeated="102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Business Services and Administration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Sales, Marketing and Development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Production managers in agriculture, forestry and fisheries</text:p>
          </table:table-cell>
          <table:table-cell table:number-columns-repeated="1022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Manufacturing, mining, construction, and distribution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Information and communications technology service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rofessional services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Hotel and restaurant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Retail and wholesale trade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Other services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Physical and earth scienc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Mathematicians, actuaries and statist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Life scienc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Engineering professionals (excluding electrotechnology)</text:p>
          </table:table-cell>
          <table:table-cell table:number-columns-repeated="1022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Electrotechnology engineers</text:p>
          </table:table-cell>
          <table:table-cell table:number-columns-repeated="1022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Architects, planners, surveyors and designers</text:p>
          </table:table-cell>
          <table:table-cell table:number-columns-repeated="102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Medical doctors</text:p>
          </table:table-cell>
          <table:table-cell table:number-columns-repeated="102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Nursing and midwifery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Traditional and complementary medicin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Paramedical practitioners</text:p>
          </table:table-cell>
          <table:table-cell table:number-columns-repeated="1022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Veterinarians</text:p>
          </table:table-cell>
          <table:table-cell table:number-columns-repeated="1022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Other health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University and higher education teachers</text:p>
          </table:table-cell>
          <table:table-cell table:number-columns-repeated="102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Vocational education teachers</text:p>
          </table:table-cell>
          <table:table-cell table:number-columns-repeated="102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Secondary education teachers</text:p>
          </table:table-cell>
          <table:table-cell table:number-columns-repeated="102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Primary school and early childhood teachers</text:p>
          </table:table-cell>
          <table:table-cell table:number-columns-repeated="102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Other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Financ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Administration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ales, marketing and public relations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Software and applications developers and analysts</text:p>
          </table:table-cell>
          <table:table-cell table:number-columns-repeated="1022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Database and network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Legal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Librarians, archivists and cu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ocial and religious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Authors, journalists and linguists</text:p>
          </table:table-cell>
          <table:table-cell table:number-columns-repeated="1022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Creative and performing artists</text:p>
          </table:table-cell>
          <table:table-cell table:number-columns-repeated="102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Physical and engineering science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Mining, manufacturing and construction supervisors</text:p>
          </table:table-cell>
          <table:table-cell table:number-columns-repeated="102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Process control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Life science technicians and related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hip and aircraft controllers and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Medical and pharmaceutical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Nursing and midwifery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Traditional and complementary medicine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Veterinary technicians and assistants</text:p>
          </table:table-cell>
          <table:table-cell table:number-columns-repeated="1022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Other health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Financial and mathematical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Sales and purchasing agents and brokers</text:p>
          </table:table-cell>
          <table:table-cell table:number-columns-repeated="1022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Business services agents</text:p>
          </table:table-cell>
          <table:table-cell table:number-columns-repeated="102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Administrative and specialized secretaries</text:p>
          </table:table-cell>
          <table:table-cell table:number-columns-repeated="1022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office:value-type="string" calcext:value-type="string">
            <text:p>Regulatory government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Legal, social and religious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Sports and fitnes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rtistic, cultural and culinary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office:value-type="string" calcext:value-type="string">
            <text:p>Information and communications technology operations and user support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Telecommunications and broadcasting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General office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Secretaries (general)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Keyboard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Tellers, money collectors and related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lient information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Numerical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table:style-name="ce1" office:value-type="string" calcext:value-type="string">
            <text:p>Material-recording and transport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1" office:value-type="string" calcext:value-type="string">
            <text:p>Other clerical support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Travel attendants, conductors and guides</text:p>
          </table:table-cell>
          <table:table-cell table:number-columns-repeated="102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Cooks</text:p>
          </table:table-cell>
          <table:table-cell table:number-columns-repeated="102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Waiters and bartenders</text:p>
          </table:table-cell>
          <table:table-cell table:number-columns-repeated="102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Hairdressers, beautician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Building and housekeeping supervisors</text:p>
          </table:table-cell>
          <table:table-cell table:number-columns-repeated="102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Other personal servic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Street and market salespersons</text:p>
          </table:table-cell>
          <table:table-cell table:number-columns-repeated="1022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Shop salespersons</text:p>
          </table:table-cell>
          <table:table-cell table:number-columns-repeated="1022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Cashiers and ticket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Other sal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1" office:value-type="string" calcext:value-type="string">
            <text:p>Child care workers and teachers' aides</text:p>
          </table:table-cell>
          <table:table-cell table:number-columns-repeated="1022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style-name="ce1" office:value-type="string" calcext:value-type="string">
            <text:p>Personal care workers in health services</text:p>
          </table:table-cell>
          <table:table-cell table:number-columns-repeated="1022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Protective servic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Market gardeners and crop growers</text:p>
          </table:table-cell>
          <table:table-cell table:number-columns-repeated="102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Animal producers</text:p>
          </table:table-cell>
          <table:table-cell table:number-columns-repeated="1022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Mixed crop and animal producers</text:p>
          </table:table-cell>
          <table:table-cell table:number-columns-repeated="1022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Forestry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Fishery workers, hunters and trappers</text:p>
          </table:table-cell>
          <table:table-cell table:number-columns-repeated="1022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Subsistence crop farmers</text:p>
          </table:table-cell>
          <table:table-cell table:number-columns-repeated="1022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Subsistence livestock farmers</text:p>
          </table:table-cell>
          <table:table-cell table:number-columns-repeated="1022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Subsistence mixed crop and livestock farmers</text:p>
          </table:table-cell>
          <table:table-cell table:number-columns-repeated="1022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Subsistence fishers, hunters, trappers and gatherers</text:p>
          </table:table-cell>
          <table:table-cell table:number-columns-repeated="102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Building frame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uilding finish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Painters, building structure clean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Sheet and structural metal workers, moulders and welders,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Blacksmiths, toolmak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string" calcext:value-type="string">
            <text:p>Machinery mechanics and repairers</text:p>
          </table:table-cell>
          <table:table-cell table:number-columns-repeated="102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Handicraft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Printing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Electrical equipment installers and repairers</text:p>
          </table:table-cell>
          <table:table-cell table:number-columns-repeated="102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Electronics and telecommunications installers and repairers</text:p>
          </table:table-cell>
          <table:table-cell table:number-columns-repeated="1022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Food processing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Wood treaters, cabinet-mak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Garment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table:style-name="ce1" office:value-type="string" calcext:value-type="string">
            <text:p>Other craft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Mining and mineral processing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string" calcext:value-type="string">
            <text:p>Metal processing and finishing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string" calcext:value-type="string">
            <text:p>Chemical and photographic products plant and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Rubber, plastic and paper 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Textile, fur and leather 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Food and related 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string" calcext:value-type="string">
            <text:p>Wood processing and papermaking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Other stationary plant and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string" calcext:value-type="string">
            <text:p>Assemblers</text:p>
          </table:table-cell>
          <table:table-cell table:number-columns-repeated="102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Locomotive engine driver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Car, van and motorcycle drivers</text:p>
          </table:table-cell>
          <table:table-cell table:number-columns-repeated="102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Heavy truck and bus drivers</text:p>
          </table:table-cell>
          <table:table-cell table:number-columns-repeated="102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Mobile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Ships' deck crew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Domestic, hotel and office cleaners and helpers</text:p>
          </table:table-cell>
          <table:table-cell table:number-columns-repeated="102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Vehicle, window, laundry and other hand cleaning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Agricultural, forestry and fishery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string" calcext:value-type="string">
            <text:p>Mining and construction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Manufacturing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Transport and storage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1" office:value-type="string" calcext:value-type="string">
            <text:p>Food preparation assistants</text:p>
          </table:table-cell>
          <table:table-cell table:number-columns-repeated="1022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Street and related service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table:style-name="ce1" office:value-type="string" calcext:value-type="string">
            <text:p>Street vendors (excluding food)</text:p>
          </table:table-cell>
          <table:table-cell table:number-columns-repeated="1022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table:style-name="ce1" office:value-type="string" calcext:value-type="string">
            <text:p>Refuse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table:style-name="ce1" office:value-type="string" calcext:value-type="string">
            <text:p>Other elementary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mmissioned Armed Forces Officers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n-comissioned armed forces officers</text:p>
          </table:table-cell>
          <table:table-cell table:number-columns-repeated="102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rmed forces occupations, other ranks</text:p>
          </table:table-cell>
          <table:table-cell table:number-columns-repeated="1022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CO-88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SCO88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Legislators and senior government officials</text:p>
          </table:table-cell>
          <table:table-cell table:number-columns-repeated="1022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Senior officials of special-interest organisations</text:p>
          </table:table-cell>
          <table:table-cell table:number-columns-repeated="1022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Directors and chief executives</text:p>
          </table:table-cell>
          <table:table-cell table:number-columns-repeated="1022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Production and operations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Other specialist managers</text:p>
          </table:table-cell>
          <table:table-cell table:number-columns-repeated="1022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Managers of small enterprises</text:p>
          </table:table-cell>
          <table:table-cell table:number-columns-repeated="102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Physicists, chemists and related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Mathematicians, statisticians and related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Comput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Architects, engineers and related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Life scienc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Health professionals (except nursing)</text:p>
          </table:table-cell>
          <table:table-cell table:number-columns-repeated="1022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Nursing and midwifery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College, university and higher education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Secondary education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Primary and pre-primary education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Special education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Other teaching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Business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Legal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Archivists, librarians and related information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ocial science and related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Writers and creative or performing artists</text:p>
          </table:table-cell>
          <table:table-cell table:number-columns-repeated="1022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eligious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Public service administrativ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Physical and engineering science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Computer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Optical and electronic equipme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Ship and aircraft controllers and technicians</text:p>
          </table:table-cell>
          <table:table-cell table:number-columns-repeated="1022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Safety and quality inspectors</text:p>
          </table:table-cell>
          <table:table-cell table:number-columns-repeated="1022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Life science technicians and related associate professional</text:p>
          </table:table-cell>
          <table:table-cell table:number-columns-repeated="102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Health associate professionals (except nursing)</text:p>
          </table:table-cell>
          <table:table-cell table:number-columns-repeated="1022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Nursing and midwifery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Primary education teaching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Pre-primary education teaching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Special education teaching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office:value-type="string" calcext:value-type="string">
            <text:p>Other teaching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office:value-type="string" calcext:value-type="string">
            <text:p>Finance and sales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office:value-type="string" calcext:value-type="string">
            <text:p>Business services agents and trade brokers</text:p>
          </table:table-cell>
          <table:table-cell table:number-columns-repeated="1022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dministrative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Customs, tax and related government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office:value-type="string" calcext:value-type="string">
            <text:p>Police inspectors and detectives</text:p>
          </table:table-cell>
          <table:table-cell table:number-columns-repeated="1022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office:value-type="string" calcext:value-type="string">
            <text:p>Social work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office:value-type="string" calcext:value-type="string">
            <text:p>Artistic, entertainment and sports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Religious associate professionals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style-name="ce1" office:value-type="string" calcext:value-type="string">
            <text:p>Secretaries and keyboard-operating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Numerical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table:style-name="ce1" office:value-type="string" calcext:value-type="string">
            <text:p>Material-recording and transport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Library, mail and related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string" calcext:value-type="string">
            <text:p>Other office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1" office:value-type="string" calcext:value-type="string">
            <text:p>Cashiers, tellers and related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Client information clerks</text:p>
          </table:table-cell>
          <table:table-cell table:number-columns-repeated="102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Travel attendant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Housekeeping and restaurant servic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Personal care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table:style-name="ce1" office:value-type="string" calcext:value-type="string">
            <text:p>Other personal servic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Protective servic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Fashion and other models</text:p>
          </table:table-cell>
          <table:table-cell table:number-columns-repeated="1022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Shop, stall and market salespersons and demonst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Market gardeners and crop growers</text:p>
          </table:table-cell>
          <table:table-cell table:number-columns-repeated="1022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Animal producer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table:style-name="ce1" office:value-type="string" calcext:value-type="string">
            <text:p>Crop and animal producers</text:p>
          </table:table-cell>
          <table:table-cell table:number-columns-repeated="1022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table:style-name="ce1" office:value-type="string" calcext:value-type="string">
            <text:p>Forestry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1" office:value-type="string" calcext:value-type="string">
            <text:p>Fishery workers, hunters and trappers</text:p>
          </table:table-cell>
          <table:table-cell table:number-columns-repeated="102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Miners, shotfirers, stone cutters and carvers</text:p>
          </table:table-cell>
          <table:table-cell table:number-columns-repeated="1022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uilding frame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Building finish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table:style-name="ce1" office:value-type="string" calcext:value-type="string">
            <text:p>Painters, building structure clean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Metal moulders, welders, sheet-metal workers, structural-metal preparers,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Blacksmiths, tool-mak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table:style-name="ce1" office:value-type="string" calcext:value-type="string">
            <text:p>Machinery mechanics and fitters</text:p>
          </table:table-cell>
          <table:table-cell table:number-columns-repeated="1022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Electrical and electronic equipment mechanics and fitters</text:p>
          </table:table-cell>
          <table:table-cell table:number-columns-repeated="1022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Precision workers in metal and related materials</text:p>
          </table:table-cell>
          <table:table-cell table:number-columns-repeated="1022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Potters, glass-mak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Handicraft workers in wood, textile, leather and related materials</text:p>
          </table:table-cell>
          <table:table-cell table:number-columns-repeated="1022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1" office:value-type="string" calcext:value-type="string">
            <text:p>Craft printing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Food processing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Wood treaters, cabinet-makers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Textile, garment and related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Pelt, leather and shoemaking trades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Mining and mineral-processing-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table:style-name="ce1" office:value-type="string" calcext:value-type="string">
            <text:p>Metal-processing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table:style-name="ce1" office:value-type="string" calcext:value-type="string">
            <text:p>Glass, ceramics and related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Wood-processing- and papermaking-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Chemical-processing-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Power-production and related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table:style-name="ce1" office:value-type="string" calcext:value-type="string">
            <text:p>Industrial robo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1" office:value-type="string" calcext:value-type="string">
            <text:p>Metal- and mineral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table:style-name="ce1" office:value-type="string" calcext:value-type="string">
            <text:p>Chemical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Rubber- and plastic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table:style-name="ce1" office:value-type="string" calcext:value-type="string">
            <text:p>Wood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table:style-name="ce1" office:value-type="string" calcext:value-type="string">
            <text:p>Printing-, binding- and paper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Textile-, fur- and leather-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Food and related products machine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table:style-name="ce1" office:value-type="string" calcext:value-type="string">
            <text:p>Assemblers</text:p>
          </table:table-cell>
          <table:table-cell table:number-columns-repeated="1022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table:style-name="ce1" office:value-type="string" calcext:value-type="string">
            <text:p>Other machine operators not elsewhere classified</text:p>
          </table:table-cell>
          <table:table-cell table:number-columns-repeated="1022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Locomotive engine driver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Motor vehicle drivers</text:p>
          </table:table-cell>
          <table:table-cell table:number-columns-repeated="1022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Agricultural and other mobile plant operators</text:p>
          </table:table-cell>
          <table:table-cell table:number-columns-repeated="1022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Ships' deck crew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Street vendor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Shoe cleaning and other street services elementary occupations</text:p>
          </table:table-cell>
          <table:table-cell table:number-columns-repeated="1022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table:style-name="ce1" office:value-type="string" calcext:value-type="string">
            <text:p>Domestic and related helpers, cleaners and launderers</text:p>
          </table:table-cell>
          <table:table-cell table:number-columns-repeated="102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Building caretakers, window and related cleaners</text:p>
          </table:table-cell>
          <table:table-cell table:number-columns-repeated="1022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1" office:value-type="string" calcext:value-type="string">
            <text:p>Messengers, porters, doorkeepers and related workers</text:p>
          </table:table-cell>
          <table:table-cell table:number-columns-repeated="1022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Garbage collectors and related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Agricultural, fishery and related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1" office:value-type="string" calcext:value-type="string">
            <text:p>Mining and construction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Manufacturing labourers</text:p>
          </table:table-cell>
          <table:table-cell table:number-columns-repeated="1022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Transport labourers and freight handlers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med forces</text:p>
          </table:table-cell>
          <table:table-cell table:number-columns-repeated="1022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21:42:52.633978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CO-08" style:display-name="PageStyle_ISCO-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SCO-88" style:display-name="PageStyle_ISCO-8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4-03-08T21:43:24.897114724</dc:date>
    <meta:editing-duration>PT32S</meta:editing-duration>
    <meta:editing-cycles>1</meta:editing-cycles>
    <meta:document-statistic meta:table-count="2" meta:cell-count="486" meta:object-count="0"/>
  </office:meta>
</office:document-meta>
</file>